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5962" officeooo:paragraph-rsid="00155962"/>
    </style:style>
    <style:style style:name="P2" style:family="paragraph" style:parent-style-name="Standard">
      <style:paragraph-properties fo:text-align="center" style:justify-single-word="false"/>
      <style:text-properties fo:font-size="15pt" fo:font-style="italic" fo:font-weight="bold" officeooo:rsid="00155962" officeooo:paragraph-rsid="00155962" style:font-size-asian="15pt" style:font-style-asian="italic" style:font-weight-asian="bold" style:font-size-complex="15pt" style:font-style-complex="italic" style:font-weight-complex="bold"/>
    </style:style>
    <style:style style:name="P3" style:family="paragraph" style:parent-style-name="Standard">
      <style:paragraph-properties fo:text-align="start" style:justify-single-word="false"/>
      <style:text-properties fo:font-size="12pt" fo:font-style="normal" fo:font-weight="normal" officeooo:rsid="00155962" officeooo:paragraph-rsid="00155962" style:font-size-asian="10.5pt" style:font-style-asian="normal" style:font-weight-asian="normal" style:font-size-complex="12pt" style:font-style-complex="normal" style:font-weight-complex="normal"/>
    </style:style>
    <style:style style:name="P4" style:family="paragraph" style:parent-style-name="Standard">
      <style:text-properties officeooo:rsid="00155962" officeooo:paragraph-rsid="00155962"/>
    </style:style>
    <style:style style:name="P5" style:family="paragraph" style:parent-style-name="Standard">
      <style:paragraph-properties fo:text-align="start" style:justify-single-word="false"/>
      <style:text-properties fo:font-size="12pt" fo:font-style="normal" fo:font-weight="normal" officeooo:rsid="0019fc3a" officeooo:paragraph-rsid="0019fc3a" style:font-size-asian="10.5pt" style:font-style-asian="normal" style:font-weight-asian="normal" style:font-size-complex="12pt" style:font-style-complex="normal" style:font-weight-complex="normal"/>
    </style:style>
    <style:style style:name="T1" style:family="text">
      <style:text-properties officeooo:rsid="0016fbe3"/>
    </style:style>
    <style:style style:name="T2" style:family="text">
      <style:text-properties officeooo:rsid="00177f9e"/>
    </style:style>
    <style:style style:name="T3" style:family="text">
      <style:text-properties officeooo:rsid="001a27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1000 Unix and C Programming Assignment 1 Report</text:p>
      <text:p text:style-name="P3"/>
      <text:p text:style-name="P5">Assignment one of UCP instructed students to develop an ascii game utilising dynamically allocated arrays to create the playable map for the snake to move within the bounds of the map. An object for the <text:span text:style-name="T3">food was used as a means to end the game by essentially going over it. There was an unbeatable feature that was to be implemented which would allow the snake body to cross over each other without ending the game, essentially creating the game ‘unbeatable’.</text:span></text:p>
      <text:p text:style-name="P1"/>
      <text:p text:style-name="P1"/>
      <text:p text:style-name="P1">My implementation of the snake movement wasn’t completely functional due to that fact that the snake body would push the map border across if the snake length was greater than 3. This caused issues with the movement as the snake could visually escape the constraints of the map due to the pushed map border. I presume this is an issue with how I’m printing the snake onto the map as I’m currently iterating within a for loop to print the snake’s length in the map file. I was not completely sure how to solve this issue, so I left it for later but time wasn’t on my side and I never got the chance to fix this issue. <text:span text:style-name="T2">This issue also had repercussions for the vertical movement of the snake, as the snake didn’t print properly on the screen when it went into vertical movement because instead of printing row by row, it printed column by column which made me further realise that there was an issue with how I was iterating through the snake to print the characters in the terminal. </text:span>Otherwise the snake moves fine and follows the procedures laid out in the assignment guidelines <text:span text:style-name="T1">by moving the head upon different character input, namely; w, a, s, d. The snake adheres to the map border by not going outside the playable map area and doesn’t go back onto it’s own body. I intended to implement the conditional compilation as outlined in the assignment guidelines but unfortunately I wasn’t able to fully implement this feature of the assignment. I created the framework for it to work with the makefile having an ‘UNBEATABLE’ flag for the make script upon terminal and I had the code for the unbeatable feature but because I didn’t properly implement the vertical movement of the snake, this feature is practically useless but an attempt was made. The game only ends when the snake eats the food due to not having proper vertical movement, the snake can never eat itself which is not a feature that should be present because the ability for the snake to eat itself is something that should be happe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9T19:52:57.873919141</meta:creation-date>
    <dc:date>2022-04-20T17:48:08.702197964</dc:date>
    <meta:editing-duration>PT7M20S</meta:editing-duration>
    <meta:editing-cycles>2</meta:editing-cycles>
    <meta:generator>LibreOffice/6.0.7.3$Linux_X86_64 LibreOffice_project/00m0$Build-3</meta:generator>
    <meta:document-statistic meta:table-count="0" meta:image-count="0" meta:object-count="0" meta:page-count="1" meta:paragraph-count="3" meta:word-count="446" meta:character-count="2511" meta:non-whitespace-character-count="2068"/>
  </office:meta>
</office:document-meta>
</file>